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B0000003BD2C7761A.png" manifest:media-type=""/>
  <manifest:file-entry manifest:full-path="Pictures/10000000000000940000003B6F0EF6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1fbeb2"/>
    </style:style>
    <style:style style:name="P2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21a74f"/>
    </style:style>
    <style:style style:name="P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 style:list-style-name="L1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 style:list-style-name="L2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<draw:frame text:anchor-type="as-char" svg:y="-0.1181in" draw:z-index="0" draw:style-name="gr1" draw:text-style-name="P3" svg:width="0.3713in" svg:height="0.1185in"><draw:image xlink:href="Pictures/10000000000000BB0000003BD2C7761A.png" xlink:type="simple" xlink:show="embed" xlink:actuate="onLoad"><text:p/></draw:image><svg:title>TexMaths</svg:title><svg:desc>12§inline§a=b§png§600§FALSE</svg:desc></draw:frame></text:p>
      <text:p text:style-name="P2"><draw:frame text:anchor-type="as-char" svg:y="-0.1181in" draw:z-index="1" draw:style-name="gr2" draw:text-style-name="P3" svg:width="0.3713in" svg:height="0.1185in"><draw:image xlink:href="Pictures/10000000000000BB0000003BD2C7761A.png" xlink:type="simple" xlink:show="embed" xlink:actuate="onLoad"><text:p/></draw:image><svg:title>TexMaths</svg:title><svg:desc>12§display§a=b§png§600§FALSE</svg:desc></draw:frame></text:p>
      <text:p text:style-name="P2"><draw:frame text:anchor-type="as-char" svg:y="-0.0591in" draw:z-index="2" draw:style-name="gr3" draw:text-style-name="P3" svg:width="0.2949in" svg:height="0.1185in"><draw:image xlink:href="Pictures/10000000000000940000003B6F0EF698.png" xlink:type="simple" xlink:show="embed" xlink:actuate="onLoad"><text:p/></draw:image><svg:title>TexMaths</svg:title><svg:desc>12§latex§a=b§png§600§FALS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14:47:56</dc:date>
    <dc:creator>Lukas Kohlhase</dc:creator>
    <meta:generator>LibreOffice/4.0.4.2$Linux_X86_64 LibreOffice_project/400m0$Build-2</meta:generator>
    <meta:editing-duration>P0D</meta:editing-duration>
    <meta:editing-cycles>4</meta:editing-cycles>
    <meta:document-statistic meta:table-count="0" meta:image-count="0" meta:object-count="0" meta:page-count="1" meta:paragraph-count="3" meta:word-count="0" meta:character-count="0" meta:non-whitespace-character-count="0"/>
  </office:meta>
</office:document-meta>
</file>